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rdia New" svg:font-family="'Cordia New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tyle="normal" style:text-underline-style="none" style:font-style-asian="normal" style:font-style-complex="normal"/>
    </style:style>
    <style:style style:name="P2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text-underline-style="none" style:font-name-asian="Courier New" style:font-size-asian="10pt" style:font-name-complex="Courier New" style:font-size-complex="10pt"/>
    </style:style>
    <style:style style:name="P3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0pt" style:font-name-asian="Courier New" style:font-size-asian="10pt" style:font-name-complex="Courier New" style:font-size-complex="10pt"/>
    </style:style>
    <style:style style:name="P4" style:family="paragraph" style:parent-style-name="Standard" style:list-style-name="L1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0pt" style:font-name-asian="Courier New" style:font-size-asian="10pt" style:font-name-complex="Courier New" style:font-size-complex="10pt"/>
    </style:style>
    <style:style style:name="P5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0pt" style:text-underline-style="none" style:font-name-asian="Courier New" style:font-size-asian="10pt" style:font-name-complex="Courier New" style:font-size-complex="10pt"/>
    </style:style>
    <style:style style:name="P6" style:family="paragraph" style:parent-style-name="Standard" style:list-style-name="L1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0pt" style:text-underline-style="none" style:font-name-asian="Courier New" style:font-size-asian="10pt" style:font-name-complex="Courier New" style:font-size-complex="10pt"/>
    </style:style>
    <style:style style:name="P7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0pt" fo:font-style="normal" style:text-underline-style="none" style:font-name-asian="Courier New" style:font-size-asian="10pt" style:font-style-asian="normal" style:font-name-complex="Courier New" style:font-size-complex="10pt" style:font-style-complex="normal"/>
    </style:style>
    <style:style style:name="P8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2pt" style:font-name-asian="Courier New" style:font-size-asian="12pt" style:font-name-complex="Courier New" style:font-size-complex="12pt"/>
    </style:style>
    <style:style style:name="P9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2pt" style:text-underline-style="solid" style:text-underline-width="auto" style:text-underline-color="font-color" style:font-name-asian="Courier New" style:font-size-asian="12pt" style:font-name-complex="Courier New" style:font-size-complex="12pt"/>
    </style:style>
    <style:style style:name="P10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2pt" style:text-underline-style="solid" style:text-underline-width="auto" style:text-underline-color="font-color" fo:font-weight="bold" style:font-name-asian="Courier New" style:font-size-asian="12pt" style:font-weight-asian="bold" style:font-name-complex="Courier New" style:font-size-complex="12pt" style:font-weight-complex="bold"/>
    </style:style>
    <style:style style:name="P11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2pt" fo:font-style="normal" style:text-underline-style="solid" style:text-underline-width="auto" style:text-underline-color="font-color" style:font-name-asian="Courier New" style:font-size-asian="12pt" style:font-style-asian="normal" style:font-name-complex="Courier New" style:font-size-complex="12pt" style:font-style-complex="normal"/>
    </style:style>
    <style:style style:name="P12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2pt" fo:font-style="normal" style:text-underline-style="solid" style:text-underline-width="auto" style:text-underline-color="font-color" fo:font-weight="bold" style:font-name-asian="Courier New" style:font-size-asian="12pt" style:font-style-asian="normal" style:font-weight-asian="bold" style:font-name-complex="Courier New" style:font-size-complex="12pt" style:font-style-complex="normal" style:font-weight-complex="bold"/>
    </style:style>
    <style:style style:name="P13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style:text-underline-style="solid" style:text-underline-width="auto" style:text-underline-color="font-color"/>
    </style:style>
    <style:style style:name="T3" style:family="text"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color="#000000" style:text-underline-style="none"/>
    </style:style>
    <style:style style:name="T5" style:family="text">
      <style:text-properties fo:color="#000000" style:text-underline-style="none" fo:font-weight="bold" style:font-weight-asian="bold" style:font-weight-complex="bold"/>
    </style:style>
    <style:style style:name="T6" style:family="text">
      <style:text-properties fo:color="#000000" fo:font-style="italic" style:text-underline-style="none" style:font-style-asian="italic" style:font-style-complex="italic"/>
    </style:style>
    <style:style style:name="T7" style:family="text">
      <style:text-properties fo:color="#000000" fo:font-style="italic" style:font-style-asian="italic" style:font-style-complex="italic"/>
    </style:style>
    <style:style style:name="T8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color="#000000" fo:font-weight="bold" style:font-weight-asian="bold" style:font-weight-complex="bold"/>
    </style:style>
    <style:style style:name="T10" style:family="text">
      <style:text-properties fo:color="#000000" style:font-name="Arial"/>
    </style:style>
    <style:style style:name="T11" style:family="text">
      <style:text-properties fo:color="#000000" style:font-name="Courier New" style:text-underline-style="none" fo:font-weight="bold" style:font-weight-asian="bold" style:font-weight-complex="bold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fo:font-weight="bold" style:font-weight-asian="bold" style:font-weight-complex="bol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2a00ff" style:text-underline-style="none" fo:font-weight="bold" style:font-weight-asian="bold" style:font-weight-complex="bold"/>
    </style:style>
    <style:style style:name="T18" style:family="text">
      <style:text-properties fo:color="#2a00ff" style:font-name="Courier New" style:text-underline-style="none" fo:font-weight="bold" style:font-weight-asian="bold" style:font-weight-complex="bold"/>
    </style:style>
    <style:style style:name="T19" style:family="text">
      <style:text-properties style:font-name="Arial"/>
    </style:style>
    <style:style style:name="T20" style:family="text">
      <style:text-properties style:font-name="Courier New" style:text-underline-style="none" fo:font-weight="bold" style:font-weight-asian="bold" style:font-weight-complex="bold"/>
    </style:style>
    <text:list-style style:name="L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How to configure <text:span text:style-name="T6">liferay</text:span> portal at <text:span text:style-name="T6">linux</text:span> destination:</text:p>
      <text:p text:style-name="P3"/>
      <text:p text:style-name="P3"/>
      <text:p text:style-name="P3">Important folder and files to backup!!! (<text:span text:style-name="T11">liferay</text:span><text:span text:style-name="T20"> </text:span><text:span text:style-name="T11">db (table </text:span><text:span text:style-name="T18">lportal</text:span><text:span text:style-name="T11">)</text:span> and data folder from <text:span text:style-name="T4">liferay</text:span> <text:span text:style-name="T15">../CATALINA_HOME/data</text:span>)</text:p>
      <text:p text:style-name="P3"/>
      <text:p text:style-name="P3"/>
      <text:p text:style-name="P3"/>
      <text:p text:style-name="P13"><text:span text:style-name="T2">tomcat</text:span>:</text:p>
      <text:p text:style-name="P3"/>
      <text:p text:style-name="P5">1. install <text:span text:style-name="T1">tomcat</text:span> (all function only run on <text:span text:style-name="T7">tomcat</text:span><text:span text:style-name="T14"> 6.0.18</text:span> !!!)</text:p>
      <text:p text:style-name="P5">2. edit <text:span text:style-name="T14">catalina.properties</text:span> (change <text:span text:style-name="T14">common.loader</text:span> to):</text:p>
      <text:p text:style-name="P5"><text:tab/><text:span text:style-name="T14">common.loader=${catalina.home}/</text:span><text:span text:style-name="T7">lib</text:span><text:span text:style-name="T14">,${catalina.home}/</text:span><text:span text:style-name="T7">lib</text:span><text:span text:style-name="T14">/*.jar,$<text:tab/>{catalina.home}/</text:span><text:span text:style-name="T7">lib</text:span><text:span text:style-name="T14">/</text:span><text:span text:style-name="T7">ext</text:span><text:span text:style-name="T14">/*.jar</text:span></text:p>
      <text:p text:style-name="P5">3. change files at <text:span text:style-name="T15">/CATALINA_HOME/</text:span><text:span text:style-name="T8">lib</text:span><text:span text:style-name="T15">/</text:span><text:span text:style-name="T8">ext</text:span> after "ant deploy" at <text:span text:style-name="T8">scy</text:span><text:span text:style-name="T15">-</text:span><text:span text:style-name="T8">com</text:span><text:span text:style-name="T15">-</text:span><text:span text:style-name="T8">ext</text:span>:</text:p>
      <text:p text:style-name="P5"><text:tab/>overwrite <text:span text:style-name="T14">portal-kernel.jar</text:span> and <text:span text:style-name="T14">portal-service.jar</text:span> with own copies of this files (destination of own <text:tab/>files <text:tab/><text:span text:style-name="T15">scy-com-ext</text:span> root)</text:p>
      <text:p text:style-name="P3"/>
      <text:p text:style-name="P9"><text:span text:style-name="T16">database</text:span>:</text:p>
      <text:p text:style-name="P3"/>
      <text:p text:style-name="P3">1. create <text:span text:style-name="T4">db</text:span><text:span text:style-name="T12"> </text:span><text:span text:style-name="T4">lportal</text:span></text:p>
      <text:p text:style-name="P3">2. grant user privileges on <text:span text:style-name="T4">db</text:span></text:p>
      <text:p text:style-name="P5">3. create tables for own extension <text:span text:style-name="T1">portlets</text:span> from <text:span text:style-name="T8">scy</text:span><text:span text:style-name="T15">-</text:span><text:span text:style-name="T8">com</text:span><text:span text:style-name="T15">-</text:span><text:span text:style-name="T8">ext</text:span><text:span text:style-name="T15">/db.txt</text:span> after run <text:tab/><text:span text:style-name="T1">liferay</text:span> at <text:span text:style-name="T1">tomcat</text:span> first time</text:p>
      <text:p text:style-name="P5"/>
      <text:p text:style-name="P3"><text:s/></text:p>
      <text:p text:style-name="P3"/>
      <text:p text:style-name="P8"><text:span text:style-name="T3">liferay</text:span>:</text:p>
      <text:p text:style-name="P5"/>
      <text:p text:style-name="P5">1. Create folder for <text:span text:style-name="T1">svn</text:span> files</text:p>
      <text:p text:style-name="P5">2. Check out <text:span text:style-name="T8">scy</text:span><text:span text:style-name="T15">-</text:span><text:span text:style-name="T8">com</text:span><text:span text:style-name="T15">-Plugins_SDK</text:span>, <text:span text:style-name="T8">scy</text:span><text:span text:style-name="T15">-</text:span><text:span text:style-name="T8">com</text:span><text:span text:style-name="T15">-</text:span><text:span text:style-name="T8">ext</text:span>, <text:span text:style-name="T8">scy</text:span><text:span text:style-name="T15">-</text:span><text:span text:style-name="T8">elo</text:span><text:span text:style-name="T15">-</text:span><text:span text:style-name="T8">portlet</text:span></text:p>
      <text:p text:style-name="P5">3. Edit properties files (<text:span text:style-name="T15">/</text:span><text:span text:style-name="T8">scy</text:span><text:span text:style-name="T15">-</text:span><text:span text:style-name="T8">com</text:span><text:span text:style-name="T15">-</text:span><text:span text:style-name="T8">ext</text:span><text:span text:style-name="T15">/</text:span>):</text:p>
      <text:p text:style-name="P5"><text:tab/><text:span text:style-name="T14">app.server.User.properties</text:span>: change User to name of local user with rights; <text:tab/><text:tab/><text:tab/><text:tab/><text:tab/> <text:s text:c="4"/><text:span text:style-name="T14">app.server.tomcat.dir</text:span> to <text:span text:style-name="T1">tomcat</text:span> <text:span text:style-name="T1">dir</text:span></text:p>
      <text:p text:style-name="P5"><text:tab/><text:span text:style-name="T14">build.User.properties</text:span>: change User to name of local user with rights</text:p>
      <text:p text:style-name="P5">4. Edit properties files (<text:span text:style-name="T15">/</text:span><text:span text:style-name="T8">scy</text:span><text:span text:style-name="T15">-</text:span><text:span text:style-name="T8">com</text:span><text:span text:style-name="T15">-</text:span><text:span text:style-name="T8">ext</text:span><text:span text:style-name="T15">/</text:span><text:span text:style-name="T8">ext</text:span><text:span text:style-name="T15">-</text:span><text:span text:style-name="T8">impl</text:span><text:span text:style-name="T15">/</text:span><text:span text:style-name="T8">src</text:span><text:span text:style-name="T15">/</text:span>):</text:p>
      <text:p text:style-name="P5"><text:tab/><text:tab/><text:span text:style-name="T14">portal.ext.properties</text:span>: <text:tab/>- change <text:span text:style-name="T1">db</text:span> <text:span text:style-name="T1">config <text:s text:c="2"/></text:span></text:p>
      <text:p text:style-name="P5"><text:span text:style-name="T1"><text:tab/><text:tab/><text:tab/><text:tab/><text:tab/><text:tab/></text:span>- change cache setting for production<text:tab/><text:tab/></text:p>
      <text:p text:style-name="P5">5. "ant deploy" at <text:span text:style-name="T8">scy</text:span><text:span text:style-name="T15">-</text:span><text:span text:style-name="T8">com</text:span><text:span text:style-name="T15">-</text:span><text:span text:style-name="T8">ext</text:span> (install main <text:span text:style-name="T1">lf</text:span> with <text:span text:style-name="T1">ext</text:span> extensions)</text:p>
      <text:p text:style-name="P3"/>
      <text:p text:style-name="P13"><text:span text:style-name="T2">Maven</text:span> <text:span text:style-name="T2">Elo</text:span> <text:span text:style-name="T2">portlet</text:span>:</text:p>
      <text:p text:style-name="P3"/>
      <text:p text:style-name="P2"><text:span text:style-name="T19">1. </text:span><text:span text:style-name="T10">Download</text:span><text:span text:style-name="T19"> </text:span><text:span text:style-name="T10">maven</text:span><text:span text:style-name="T19">-</text:span><text:span text:style-name="T10">sdk</text:span><text:span text:style-name="T19"> from Site </text:span><text:a xlink:type="simple" xlink:href="http://wiki.github.com/azzazzel/liferay-maven-"><text:span text:style-name="T19">http://wiki.github.com/azzazzel/liferay-maven-</text:span></text:a><text:span text:style-name="T19"><text:tab/>sdk/download-and-install</text:span></text:p>
      <text:p text:style-name="P5">2. <text:span text:style-name="T1">Unrar</text:span> files to local <text:span text:style-name="T1">dir</text:span></text:p>
      <text:p text:style-name="P5">3 Execute „<text:span text:style-name="T1">mvn</text:span> install“ at this directory (Important only install will work not <text:tab/>package !!!)</text:p>
      <text:p text:style-name="P5">4. "<text:span text:style-name="T1">mvn</text:span> clean package" at destination "<text:span text:style-name="T8">scy</text:span><text:span text:style-name="T15">-</text:span><text:span text:style-name="T8">elo</text:span><text:span text:style-name="T15">-</text:span><text:span text:style-name="T8">portlet</text:span>"</text:p>
      <text:p text:style-name="P5">5. move/<text:span text:style-name="T1">cp</text:span> <text:span text:style-name="T1">dest</text:span> war to <text:span text:style-name="T1">liferay</text:span> deploy folder (from <text:span text:style-name="T1">tomcat</text:span> as parent the folder <text:tab/>is ../deploy)</text:p>
      <text:p text:style-name="P5">6. wait for <text:span text:style-name="T1">autodeploy</text:span> from <text:span text:style-name="T1">liferay</text:span> if <text:span text:style-name="T1">tomcat</text:span> server is started</text:p>
      <text:p text:style-name="P3"/>
      <text:p text:style-name="P3"/>
      <text:p text:style-name="P10">extended <text:span text:style-name="T1">liferay</text:span> community <text:span text:style-name="T1">portlet</text:span> (at moment <text:span text:style-name="T1">wol</text:span>-<text:span text:style-name="T1">portlet</text:span>):</text:p>
      <text:p text:style-name="P3"/>
      <text:p text:style-name="P5">1. Change <text:span text:style-name="T14">build.user.properties</text:span> file name to build.”<text:span text:style-name="T1">username”</text:span> of local <text:tab/><text:span text:style-name="T14">system.properties</text:span> (<text:span text:style-name="T8">scy</text:span><text:span text:style-name="T15">-</text:span><text:span text:style-name="T8">com</text:span><text:span text:style-name="T15">-Plugins_SDK</text:span>)</text:p>
      <text:p text:style-name="P5">2. Change <text:span text:style-name="T14">app.server.dir</text:span> at property file to <text:span text:style-name="T1">tomcat</text:span> destination folder</text:p>
      <text:list xml:id="list33116571" text:style-name="L1">
        <text:list-item>
          <text:p text:style-name="P6">"ant deploy" at <text:span text:style-name="T15">/</text:span><text:span text:style-name="T8">scy</text:span><text:span text:style-name="T15">-</text:span><text:span text:style-name="T8">com</text:span><text:span text:style-name="T15">-Plugins_SDK/</text:span><text:span text:style-name="T8">portlets</text:span><text:span text:style-name="T15">/</text:span><text:span text:style-name="T8">wol</text:span><text:span text:style-name="T15">-</text:span><text:span text:style-name="T8">portlet</text:span></text:p>
          <text:p text:style-name="P4"/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"><text:soft-page-break/><text:span text:style-name="T1">Liferay</text:span> <text:span text:style-name="T1">scy</text:span> theme:</text:p>
      <text:p text:style-name="P3"/>
      <text:p text:style-name="P5">1. If step 1+2 is not done from "extended <text:span text:style-name="T1">liferay</text:span> ..." then done yet</text:p>
      <text:p text:style-name="P5">2. "<text:span text:style-name="T14">ant deploy</text:span>" at <text:span text:style-name="T15">/</text:span><text:span text:style-name="T8">scy</text:span><text:span text:style-name="T15">-</text:span><text:span text:style-name="T8">com</text:span><text:span text:style-name="T15">-Plugins_SDK/themes/</text:span><text:span text:style-name="T8">scy</text:span><text:span text:style-name="T15">-theme</text:span></text:p>
      <text:p text:style-name="P5">3. wait for <text:span text:style-name="T1">autodeploy</text:span></text:p>
      <text:p text:style-name="P5"/>
      <text:p text:style-name="P3"/>
      <text:p text:style-name="P12">Chat <text:span text:style-name="T1">potlet</text:span>:</text:p>
      <text:p text:style-name="P11"/>
      <text:p text:style-name="P7">1. goto <text:span text:style-name="T1">admin</text:span> - control panel - <text:span text:style-name="T7">plugin</text:span><text:span text:style-name="T14"> </text:span><text:span text:style-name="T7">installtion</text:span></text:p>
      <text:p text:style-name="P7">2. "<text:span text:style-name="T14">install more</text:span>"</text:p>
      <text:p text:style-name="P7">3. search "<text:span text:style-name="T14">chat</text:span>"</text:p>
      <text:p text:style-name="P7">4. "Chat (v5.2.2.1)" <text:span text:style-name="T14">install</text:span></text:p>
      <text:p text:style-name="P7">5. change <text:span text:style-name="T1">portlet</text:span> properties at <text:span text:style-name="T15">/tomcat/webapps/chat-portlet/WEB-<text:tab/>INF/classes/portlet.properties</text:span> file to <text:span text:style-name="T14">buddy.list.strategy=friends</text:span></text:p>
      <text:p text:style-name="P7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rdia New" svg:font-family="'Cordia New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aniel Müller</meta:initial-creator>
    <meta:creation-date>2010-04-20T12:50:57.27</meta:creation-date>
    <meta:document-statistic meta:table-count="0" meta:image-count="0" meta:object-count="0" meta:page-count="2" meta:paragraph-count="44" meta:word-count="322" meta:character-count="2474"/>
    <dc:date>2010-04-20T13:06:51.90</dc:date>
    <dc:creator>Daniel Müller</dc:creator>
    <meta:editing-duration>PT00H00M44S</meta:editing-duration>
    <meta:editing-cycles>1</meta:editing-cycles>
    <meta:generator>OpenOffice.org/3.1$Win32 OpenOffice.org_project/310m19$Build-9420</meta:generator>
  </office:meta>
</office:document-meta>
</file>